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02a" officeooo:paragraph-rsid="00041c01"/>
    </style:style>
    <style:style style:name="T1" style:family="text">
      <style:text-properties officeooo:rsid="00011599"/>
    </style:style>
    <style:style style:name="T2" style:family="text">
      <style:text-properties officeooo:rsid="00026e65"/>
    </style:style>
    <style:style style:name="T3" style:family="text">
      <style:text-properties officeooo:rsid="00041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vic.victim_id AS VICTIM_ID, vic.incident_id AS INCIDENT_ID, <text:span text:style-name="T2">date_part('year',inc.incident_date) AS YEAR, </text:span>vic.victim_type_id AS VICTIM_TYPE_ID, ty.victim_type_name AS VICTIM_TYPE, vic.age_range_low_num AS AGE_RANGE_LOW, vic.age_range_high_num AS AGE_RANGE_HIGH, <text:s/>vic.sex_code AS VICTIM_SEX, oft.crime_against AS CRIME_AGAINST, oft.offense_name AS OFFENSE, oft.offense_category_name AS OFFENSE_CATEGORY, oft.offense_group AS OFFENSE_GROUP, ofr.offender_id AS OFFENDER_ID, ofr.age_num AS OFFENDER_AGE, ofr.sex_code AS OFFENDER_SEX, off.location_id <text:span text:style-name="T2">AS LOCATION_ID</text:span>, loc.location_name <text:span text:style-name="T2">AS LOCATION_NAME</text:span>, inc.ddocname <text:span text:style-name="T2">AS DOC_NAME</text:span>, ori.fips <text:span text:style-name="T2">AS FIPS</text:span>, ori.countyname <text:span text:style-name="T2">AS COUNTY</text:span>, ori.name <text:span text:style-name="T2">AS ORI_NAME, ags.population AS POPULATION, ags.population_group_desc AS POPULATION_DESCRIPTION, ags.total_officers AS OFFICERS, ags.total_civilians AS CIVILIANS</text:span> FROM nibrs_victim as vic JOIN nibrs_victim_type as ty ON vic.victim_type_id = ty.victim_type_id JOIN nibrs_offender as ofr ON ofr.incident_id = vic.incident_id JOIN nibrs_offense as off ON off.incident_id = vic.incident_id JOIN nibrs_offense_type as oft ON oft.offense_type_id = off.offense_type_id JOIN nibrs_location_type as loc ON off.location_id = loc.location_id JOIN nibrs_incident as inc ON inc.incident_id = vic.incident_id JOIN cde_agencies as ags ON ags.agency_id = inc.agency_id JOIN ori_to_fips as ori ON ori.ori9 = ags.ori <text:span text:style-name="T1">WHERE </text:span>vic.victim_type_id <text:span text:style-name="T1">= 4 AND date_part('year',inc.incident_date) = 2016 AND ags.current_nibrs_start_year &lt;= 2016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8:32:25.932988030</meta:creation-date>
    <dc:date>2018-11-20T13:39:04.314348922</dc:date>
    <meta:editing-duration>PT1H9M1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56" meta:character-count="1497" meta:non-whitespace-character-count="1341"/>
  </office:meta>
</office:document-meta>
</file>